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6.063cm" fo:min-width="9.051cm" fo:padding-top="0.175cm" fo:padding-bottom="0.175cm" fo:padding-left="0.3cm" fo:padding-right="0.3cm"/>
    </style:style>
    <style:style style:name="gr2" style:family="graphic" style:parent-style-name="standard">
      <style:graphic-properties svg:stroke-width="0.01cm" svg:stroke-color="#000000" draw:marker-start-width="0.22cm" draw:marker-end-width="0.22cm" draw:fill-color="#ffffff" draw:textarea-horizontal-align="justify" draw:textarea-vertical-align="middle" draw:auto-grow-height="false" fo:min-height="1.112cm" fo:min-width="0.88cm" fo:padding-top="0.13cm" fo:padding-bottom="0.13cm" fo:padding-left="0.255cm" fo:padding-right="0.255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0.096cm" fo:min-width="0.814cm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096cm" fo:min-width="0.814cm" fo:padding-top="0.135cm" fo:padding-bottom="0.135cm" fo:padding-left="0.26cm" fo:padding-right="0.26cm"/>
      <style:paragraph-properties style:writing-mode="lr-tb"/>
    </style:style>
    <style:style style:name="gr5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096cm" fo:min-width="0.814cm" fo:padding-top="0.135cm" fo:padding-bottom="0.135cm" fo:padding-left="0.26cm" fo:padding-right="0.2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99ccff"/>
      <style:paragraph-properties fo:text-align="center"/>
      <style:text-properties style:font-name="CMU Sans Serif" fo:font-size="22pt" style:font-size-asian="22pt" style:font-size-complex="22pt"/>
    </style:style>
    <style:style style:name="P4" style:family="paragraph">
      <loext:graphic-properties draw:fill="solid" draw:fill-color="#f3a08c"/>
      <style:paragraph-properties fo:text-align="center"/>
      <style:text-properties style:font-name="CMU Sans Serif" fo:font-size="15pt" style:font-size-asian="15pt" style:font-size-complex="15pt"/>
    </style:style>
    <style:style style:name="P5" style:family="paragraph">
      <loext:graphic-properties draw:fill="solid" draw:fill-color="#ffff66"/>
      <style:paragraph-properties fo:text-align="center"/>
      <style:text-properties style:font-name="CMU Sans Serif" fo:font-size="15pt" style:font-size-asian="15pt" style:font-size-complex="15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55cm" svg:height="10.1cm" svg:x="0.4cm" svg:y="0.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2" draw:layer="layout" svg:width="1.5cm" svg:height="1.48cm" svg:x="0.8cm" svg:y="3.2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0.883cm" svg:y="3.40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0.883cm" svg:y="3.83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0.883cm" svg:y="4.26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1.5cm" svg:y="5.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1.583cm" svg:y="5.23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1.583cm" svg:y="5.66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1.583cm" svg:y="6.09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3.4cm" svg:y="3.5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3.483cm" svg:y="3.65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3.483cm" svg:y="4.08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3.483cm" svg:y="4.51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2.95cm" svg:y="6.8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3.033cm" svg:y="6.98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3.033cm" svg:y="7.41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3.033cm" svg:y="7.84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0.75cm" svg:y="7.5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0.833cm" svg:y="7.70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0.833cm" svg:y="8.13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0.833cm" svg:y="8.56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4.75cm" svg:y="8.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4.833cm" svg:y="8.63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4.833cm" svg:y="9.06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4.833cm" svg:y="9.49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4.9cm" svg:y="5.4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4.983cm" svg:y="5.55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4.983cm" svg:y="5.98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4.983cm" svg:y="6.41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5.9cm" svg:y="3.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5.983cm" svg:y="3.53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5.983cm" svg:y="3.96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5.983cm" svg:y="4.39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8cm" svg:y="5.4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8.083cm" svg:y="5.58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8.083cm" svg:y="6.01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8.083cm" svg:y="6.44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6.75cm" svg:y="7.6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6.833cm" svg:y="7.80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6.833cm" svg:y="8.23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6.833cm" svg:y="8.66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g>
          <draw:custom-shape draw:style-name="gr2" draw:text-style-name="P2" draw:layer="layout" svg:width="1.5cm" svg:height="1.48cm" svg:x="8.1cm" svg:y="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draw:layer="layout" svg:width="1.334cm" svg:height="0.366cm" svg:x="8.183cm" svg:y="3.133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4" draw:layer="layout" svg:width="1.334cm" svg:height="0.366cm" svg:x="8.183cm" svg:y="3.56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1.334cm" svg:height="0.366cm" svg:x="8.183cm" svg:y="3.99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6T10:44:50.843495044</dc:date>
    <dc:creator>Tobias Kuhn</dc:creator>
    <meta:editing-duration>PT5M</meta:editing-duration>
    <meta:editing-cycles>1</meta:editing-cycles>
    <meta:document-statistic meta:object-count="56"/>
    <meta:generator>LibreOffice/6.3.4.2$Linux_X86_64 LibreOffice_project/30$Build-2</meta:generator>
  </office:meta>
</office:document-meta>
</file>